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400.39pt" svg:y="9.01pt">
            <draw:object draw:notify-on-update-of-ranges="Sheet1.B2:Sheet1.B6 Sheet1.C2:Sheet1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03.23pt" svg:y="338.46pt">
            <draw:object draw:notify-on-update-of-ranges="Sheet1.B34:Sheet1.B38 Sheet1.C34:Sheet1.C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46pt" svg:height="255.23pt" svg:x="452.69pt" svg:y="627.96pt">
            <draw:object draw:notify-on-update-of-ranges="Sheet1.B56:Sheet1.B60 Sheet1.C56:Sheet1.C6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31" calcext:value-type="float">
            <text:p>0.31</text:p>
          </table:table-cell>
          <table:table-cell table:formula="of:=[.C3]/[.C2]" office:value-type="float" office:value="2.94193548387097" calcext:value-type="float">
            <text:p>2.94193548387097</text:p>
          </table:table-cell>
          <table:table-cell table:formula="of:=LOG10([.D2])/LOG10(2)" office:value-type="float" office:value="1.5567656088905" calcext:value-type="float">
            <text:p>1.556765608890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912" calcext:value-type="float">
            <text:p>0.912</text:p>
          </table:table-cell>
          <table:table-cell table:formula="of:=[.C4]/[.C3]" office:value-type="float" office:value="5.11184210526316" calcext:value-type="float">
            <text:p>5.11184210526316</text:p>
          </table:table-cell>
          <table:table-cell table:formula="of:=LOG([.D3])/LOG10(2)" office:value-type="float" office:value="2.35384327496412" calcext:value-type="float">
            <text:p>2.3538432749641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4.662" calcext:value-type="float">
            <text:p>4.662</text:p>
          </table:table-cell>
          <table:table-cell table:formula="of:=[.C5]/[.C4]" office:value-type="float" office:value="7.18232518232518" calcext:value-type="float">
            <text:p>7.18232518232518</text:p>
          </table:table-cell>
          <table:table-cell table:formula="of:=LOG([.D4])/LOG10(2)" office:value-type="float" office:value="2.84445097301198" calcext:value-type="float">
            <text:p>2.84445097301198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33.484" calcext:value-type="float">
            <text:p>33.484</text:p>
          </table:table-cell>
          <table:table-cell table:formula="of:=[.C6]/[.C5]" office:value-type="float" office:value="9.01576872536137" calcext:value-type="float">
            <text:p>9.01576872536137</text:p>
          </table:table-cell>
          <table:table-cell table:formula="of:=LOG([.D5])/LOG10(2)" office:value-type="float" office:value="3.17245050762928" calcext:value-type="float">
            <text:p>3.17245050762928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301.884" calcext:value-type="float">
            <text:p>301.88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formula="of:=[.C2]/[.B2]^3" office:value-type="float" office:value="0.00001984" calcext:value-type="float">
            <text:p>1.984E-05</text:p>
          </table:table-cell>
          <table:table-cell table:formula="of:=1000*[.C8]" office:value-type="float" office:value="0.01984" calcext:value-type="float">
            <text:p>0.01984</text:p>
          </table:table-cell>
          <table:table-cell/>
        </table:table-row>
        <table:table-row table:style-name="ro1">
          <table:table-cell table:number-columns-repeated="2"/>
          <table:table-cell table:formula="of:=[.C3]/[.B3]^3" office:value-type="float" office:value="0.000007296" calcext:value-type="float">
            <text:p>7.296E-06</text:p>
          </table:table-cell>
          <table:table-cell table:formula="of:=1000*[.C9]" office:value-type="float" office:value="0.007296" calcext:value-type="float">
            <text:p>0.007296</text:p>
          </table:table-cell>
          <table:table-cell/>
        </table:table-row>
        <table:table-row table:style-name="ro1">
          <table:table-cell table:number-columns-repeated="2"/>
          <table:table-cell table:formula="of:=[.C4]/[.B4]^3" office:value-type="float" office:value="0.000004662" calcext:value-type="float">
            <text:p>4.662E-06</text:p>
          </table:table-cell>
          <table:table-cell table:formula="of:=1000*[.C10]" office:value-type="float" office:value="0.004662" calcext:value-type="float">
            <text:p>0.004662</text:p>
          </table:table-cell>
          <table:table-cell/>
        </table:table-row>
        <table:table-row table:style-name="ro1">
          <table:table-cell table:number-columns-repeated="2"/>
          <table:table-cell table:formula="of:=[.C5]/[.B5]^3" office:value-type="float" office:value="0.0000041855" calcext:value-type="float">
            <text:p>4.1855E-06</text:p>
          </table:table-cell>
          <table:table-cell table:formula="of:=1000*[.C11]" office:value-type="float" office:value="0.0041855" calcext:value-type="float">
            <text:p>0.0041855</text:p>
          </table:table-cell>
          <table:table-cell/>
        </table:table-row>
        <table:table-row table:style-name="ro1" table:number-rows-repeated="22">
          <table:table-cell table:number-columns-repeated="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.46" calcext:value-type="float">
            <text:p>2.46</text:p>
          </table:table-cell>
          <table:table-cell table:formula="of:=[.C35]/[.C34]" office:value-type="float" office:value="1.8760162601626" calcext:value-type="float">
            <text:p>1.8760162601626</text:p>
          </table:table-cell>
          <table:table-cell table:formula="of:=LOG([.D34])/LOG10(2)" office:value-type="float" office:value="0.907672332306534" calcext:value-type="float">
            <text:p>0.907672332306534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4.615" calcext:value-type="float">
            <text:p>4.615</text:p>
          </table:table-cell>
          <table:table-cell table:formula="of:=[.C36]/[.C35]" office:value-type="float" office:value="1.9373781148429" calcext:value-type="float">
            <text:p>1.9373781148429</text:p>
          </table:table-cell>
          <table:table-cell table:formula="of:=LOG([.D35])/LOG10(2)" office:value-type="float" office:value="0.954105549796969" calcext:value-type="float">
            <text:p>0.954105549796969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8.941" calcext:value-type="float">
            <text:p>8.941</text:p>
          </table:table-cell>
          <table:table-cell table:formula="of:=[.C37]/[.C36]" office:value-type="float" office:value="1.9919472094844" calcext:value-type="float">
            <text:p>1.9919472094844</text:p>
          </table:table-cell>
          <table:table-cell table:formula="of:=LOG([.D36])/LOG10(2)" office:value-type="float" office:value="0.994179413658875" calcext:value-type="float">
            <text:p>0.994179413658875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17.81" calcext:value-type="float">
            <text:p>17.81</text:p>
          </table:table-cell>
          <table:table-cell table:formula="of:=[.C38]/[.C37]" office:value-type="float" office:value="2.1043795620438" calcext:value-type="float">
            <text:p>2.1043795620438</text:p>
          </table:table-cell>
          <table:table-cell table:formula="of:=LOG([.D37])/LOG10(2)" office:value-type="float" office:value="1.07339494364702" calcext:value-type="float">
            <text:p>1.07339494364702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float" office:value="37.479" calcext:value-type="float">
            <text:p>37.479</text:p>
          </table:table-cell>
          <table:table-cell table:number-columns-repeated="2"/>
        </table:table-row>
        <table:table-row table:style-name="ro1" table:number-rows-repeated="17">
          <table:table-cell table:number-columns-repeated="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252" calcext:value-type="float">
            <text:p>0.252</text:p>
          </table:table-cell>
          <table:table-cell table:formula="of:=[.C57]/[.C56]" office:value-type="float" office:value="1.85714285714286" calcext:value-type="float">
            <text:p>1.85714285714286</text:p>
          </table:table-cell>
          <table:table-cell table:formula="of:=LOG([.D56])/LOG10(2)" office:value-type="float" office:value="0.893084796083488" calcext:value-type="float">
            <text:p>0.893084796083488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468" calcext:value-type="float">
            <text:p>0.468</text:p>
          </table:table-cell>
          <table:table-cell table:formula="of:=[.C58]/[.C57]" office:value-type="float" office:value="2.73504273504273" calcext:value-type="float">
            <text:p>2.73504273504273</text:p>
          </table:table-cell>
          <table:table-cell table:formula="of:=LOG([.D57])/LOG10(2)" office:value-type="float" office:value="1.45156337530396" calcext:value-type="float">
            <text:p>1.4515633753039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.28" calcext:value-type="float">
            <text:p>1.28</text:p>
          </table:table-cell>
          <table:table-cell table:formula="of:=[.C59]/[.C58]" office:value-type="float" office:value="3.58125" calcext:value-type="float">
            <text:p>3.58125</text:p>
          </table:table-cell>
          <table:table-cell table:formula="of:=LOG([.D58])/LOG10(2)" office:value-type="float" office:value="1.84046323386954" calcext:value-type="float">
            <text:p>1.84046323386954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4.584" calcext:value-type="float">
            <text:p>4.584</text:p>
          </table:table-cell>
          <table:table-cell table:formula="of:=[.C60]/[.C59]" office:value-type="float" office:value="4.8400959860384" calcext:value-type="float">
            <text:p>4.8400959860384</text:p>
          </table:table-cell>
          <table:table-cell table:formula="of:=LOG([.D59])/LOG10(2)" office:value-type="float" office:value="2.27503565849335" calcext:value-type="float">
            <text:p>2.27503565849335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22.187" calcext:value-type="float">
            <text:p>22.187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.774" calcext:value-type="float">
            <text:p>0.774</text:p>
          </table:table-cell>
          <table:table-cell table:formula="of:=[.C64]/[.C63]" office:value-type="float" office:value="1.62403100775194" calcext:value-type="float">
            <text:p>1.62403100775194</text:p>
          </table:table-cell>
          <table:table-cell table:formula="of:=LOG([.D63])/LOG10(2)" office:value-type="float" office:value="0.699579178276097" calcext:value-type="float">
            <text:p>0.699579178276097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.257" calcext:value-type="float">
            <text:p>1.257</text:p>
          </table:table-cell>
          <table:table-cell table:formula="of:=[.C65]/[.C64]" office:value-type="float" office:value="1.88703261734288" calcext:value-type="float">
            <text:p>1.88703261734288</text:p>
          </table:table-cell>
          <table:table-cell table:formula="of:=LOG([.D64])/LOG10(2)" office:value-type="float" office:value="0.916119360125495" calcext:value-type="float">
            <text:p>0.916119360125495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2.372" calcext:value-type="float">
            <text:p>2.372</text:p>
          </table:table-cell>
          <table:table-cell table:formula="of:=[.C66]/[.C65]" office:value-type="float" office:value="1.86762225969646" calcext:value-type="float">
            <text:p>1.86762225969646</text:p>
          </table:table-cell>
          <table:table-cell table:formula="of:=LOG([.D65])/LOG10(2)" office:value-type="float" office:value="0.901202688896377" calcext:value-type="float">
            <text:p>0.901202688896377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4.43" calcext:value-type="float">
            <text:p>4.43</text:p>
          </table:table-cell>
          <table:table-cell table:formula="of:=[.C67]/[.C66]" office:value-type="float" office:value="2.08487584650113" calcext:value-type="float">
            <text:p>2.08487584650113</text:p>
          </table:table-cell>
          <table:table-cell table:formula="of:=LOG([.D66])/LOG10(2)" office:value-type="float" office:value="1.05996147433173" calcext:value-type="float">
            <text:p>1.05996147433173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float" office:value="9.236" calcext:value-type="float">
            <text:p>9.236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formula="of:=[.C56]/[.B56]^3" office:value-type="float" office:value="0.000016128" calcext:value-type="float">
            <text:p>1.6128E-0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7]/[.B57]^3" office:value-type="float" office:value="0.000003744" calcext:value-type="float">
            <text:p>3.744E-0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8]/[.B58]^3" office:value-type="float" office:value="0.00000128" calcext:value-type="float">
            <text:p>1.28E-0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9]/[.B59]^3" office:value-type="float" office:value="0.000000573" calcext:value-type="float">
            <text:p>5.73E-0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0]/[.B60]^3" office:value-type="float" office:value="0.000000346671875" calcext:value-type="float">
            <text:p>3.46671875E-07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formula="of:=[.C63]/[.B63]^3" office:value-type="float" office:value="0.000000006192" calcext:value-type="float">
            <text:p>6.192E-0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4]/[.B64]^3" office:value-type="float" office:value="0.000000001257" calcext:value-type="float">
            <text:p>1.257E-0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5]/[.B65]^3" office:value-type="float" office:value="0.0000000002965" calcext:value-type="float">
            <text:p>2.965E-1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6]/[.B66]^3" office:value-type="float" office:value="0.00000000006921875" calcext:value-type="float">
            <text:p>6.921875E-1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7]/[.B67]^3" office:value-type="float" office:value="0.0000000000180390625" calcext:value-type="float">
            <text:p>1.80390625E-1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5:05:52.456441303</meta:creation-date>
    <dc:date>2019-09-19T16:37:45.148216347</dc:date>
    <meta:editing-duration>PT8M38S</meta:editing-duration>
    <meta:editing-cycles>1</meta:editing-cycles>
    <meta:document-statistic meta:table-count="1" meta:cell-count="90" meta:object-count="3"/>
    <meta:generator>LibreOffice/6.2.6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029cm" svg:y="3.954cm" style:legend-expansion="high" chart:style-name="ch2"/>
        <chart:plot-area chart:style-name="ch3" table:cell-range-address="Sheet1.B2:Sheet1.C6" svg:x="0.319cm" svg:y="0.18cm" svg:width="10.391cm" svg:height="8.645cm">
          <chartooo:coordinate-region svg:x="1.126cm" svg:y="0.379cm" svg:width="9.30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6" chart:class="chart:scatter">
            <chart:domain table:cell-range-address="Sheet1.B2:Sheet1.B6"/>
            <chart:regression-curve chart:style-name="ch7">
              <chart:equation chart:display-equation="true" chart:display-r-square="false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B2:Sheet1.B6</svg:desc>
                </draw:g>
              </table:table-cell>
              <table:table-cell office:value-type="float" office:value="0.31">
                <text:p>0.31</text:p>
                <draw:g>
                  <svg:desc>Sheet1.C2:Sheet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4.662">
                <text:p>4.6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33.484">
                <text:p>33.4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301.884">
                <text:p>301.8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703cm" style:legend-expansion="high" chart:style-name="ch2"/>
        <chart:plot-area chart:style-name="ch3" table:cell-range-address="Sheet1.B34:Sheet1.C38" svg:x="0.32cm" svg:y="0.18cm" svg:width="11.264cm" svg:height="8.64cm">
          <chartooo:coordinate-region svg:x="0.941cm" svg:y="0.379cm" svg:width="10.27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4:Sheet1.C38" chart:class="chart:scatter">
            <chart:domain table:cell-range-address="Sheet1.B34:Sheet1.B38"/>
            <chart:regression-curve chart:style-name="ch7">
              <chart:equation chart:display-equation="true" chart:display-r-square="false"/>
            </chart:regression-curve>
            <chart:regression-curve chart:style-name="ch7">
              <chart:equation chart:display-equation="true" chart:display-r-square="true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B34:Sheet1.B38</svg:desc>
                </draw:g>
              </table:table-cell>
              <table:table-cell office:value-type="float" office:value="2.46">
                <text:p>2.46</text:p>
                <draw:g>
                  <svg:desc>Sheet1.C34:Sheet1.C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4.615">
                <text:p>4.6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8.941">
                <text:p>8.9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17.81">
                <text:p>17.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">
                <text:p>8000</text:p>
              </table:table-cell>
              <table:table-cell office:value-type="float" office:value="37.479">
                <text:p>37.4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029cm" svg:y="3.705cm" style:legend-expansion="high" chart:style-name="ch2"/>
        <chart:plot-area chart:style-name="ch3" table:cell-range-address="Sheet1.B56:Sheet1.C60" svg:x="0.319cm" svg:y="0.18cm" svg:width="10.391cm" svg:height="8.645cm">
          <chartooo:coordinate-region svg:x="0.94cm" svg:y="0.379cm" svg:width="9.49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56:Sheet1.C60" chart:class="chart:scatter">
            <chart:domain table:cell-range-address="Sheet1.B56:Sheet1.B60"/>
            <chart:regression-curve chart:style-name="ch7"/>
            <chart:regression-curve chart:style-name="ch7">
              <chart:equation chart:display-equation="true" chart:display-r-square="false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B56:Sheet1.B60</svg:desc>
                </draw:g>
              </table:table-cell>
              <table:table-cell office:value-type="float" office:value="0.252">
                <text:p>0.252</text:p>
                <draw:g>
                  <svg:desc>Sheet1.C56:Sheet1.C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468">
                <text:p>0.4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4.584">
                <text:p>4.5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22.187">
                <text:p>22.1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